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5BA30E4E6ADAE263.jpg" manifest:media-type="image/jpeg"/>
  <manifest:file-entry manifest:full-path="Pictures/1000000000000640000004B0099830283B17BC23.jpg" manifest:media-type="image/jpeg"/>
  <manifest:file-entry manifest:full-path="Pictures/1000000000000640000004B060610E46B04A7786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" svg:font-family="Courier"/>
    <style:font-face style:name="Palatino Linotype" svg:font-family="'Palatino Linotyp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1.166cm" style:use-optimal-column-width="false"/>
    </style:style>
    <style:style style:name="co2" style:family="table-column">
      <style:table-column-properties style:column-width="16.933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5.935cm"/>
    </style:style>
    <style:style style:name="ro3" style:family="table-row">
      <style:table-row-properties style:row-height="1.058cm"/>
    </style:style>
    <style:style style:name="ro4" style:family="table-row">
      <style:table-row-properties style:row-height="9.939cm"/>
    </style:style>
    <style:style style:name="ro5" style:family="table-row">
      <style:table-row-properties style:row-height="1.245cm"/>
    </style:style>
    <style:style style:name="ro6" style:family="table-row">
      <style:table-row-properties style:row-height="4.046cm"/>
    </style:style>
    <style:style style:name="ce1" style:family="table-cell">
      <loext:graphic-properties draw:fill="solid" draw:fill-color="#5c1f00" draw:textarea-vertical-align="top" fo:padding-top="0.127cm" fo:padding-bottom="0.127cm" fo:padding-left="0.254cm" fo:padding-right="0.254cm"/>
      <style:paragraph-properties fo:border="0.48pt solid #5c1f00"/>
    </style:style>
    <style:style style:name="ce2" style:family="table-cell">
      <loext:graphic-properties draw:fill="solid" draw:fill-color="#e9e7e6" draw:textarea-vertical-align="top" fo:padding-top="0.127cm" fo:padding-bottom="0.127cm" fo:padding-left="0.254cm" fo:padding-right="0.254cm"/>
      <style:paragraph-properties fo:border="0.48pt solid #5c1f00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0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953cm" fo:margin-right="0cm" fo:margin-top="0.056cm" fo:margin-bottom="0cm" fo:line-height="100%" fo:text-align="start" fo:text-indent="-0.81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5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left="1.001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953cm" fo:margin-right="0cm" fo:margin-top="0.169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5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55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41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09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600000" style:text-line-through-style="none" style:text-line-through-type="none" style:text-position="0% 100%" style:font-name="Palatino Linotype" fo:font-size="28pt" fo:letter-spacing="normal" fo:font-style="normal" style:text-underline-style="none" fo:font-weight="normal" style:font-name-asian="Palatino Linotype" style:font-size-asian="28pt" style:font-style-asian="normal" style:font-weight-asian="normal" style:font-name-complex="Palatino Linotype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" style:family="text">
      <style:text-properties fo:font-variant="normal" fo:text-transform="none" fo:color="#151515" style:text-line-through-style="none" style:text-line-through-type="none" style:text-position="0% 100%" style:font-name="Palatino Linotype" fo:font-size="32pt" fo:letter-spacing="normal" fo:font-style="normal" style:text-underline-style="none" fo:font-weight="normal" style:font-name-asian="Palatino Linotype" style:font-size-asian="32pt" style:font-style-asian="normal" style:font-weight-asian="normal" style:font-name-complex="Palatino Linotype" style:font-size-complex="32pt" style:font-style-complex="normal" style:font-weight-complex="normal"/>
    </style:style>
    <style:style style:name="T4" style:family="text">
      <style:text-properties fo:font-variant="normal" fo:text-transform="none" fo:color="#151515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font-variant="normal" fo:text-transform="none" fo:color="#151515" style:text-line-through-style="none" style:text-line-through-type="none" style:text-position="0% 100%" style:font-name="Times New Roman" fo:font-size="24pt" fo:letter-spacing="normal" fo:font-style="italic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7" style:family="text">
      <style:text-properties fo:font-variant="normal" fo:text-transform="none" fo:color="#151515" style:text-line-through-style="none" style:text-line-through-type="none" style:text-position="0% 100%" style:font-name="Times New Roman" fo:font-size="24pt" fo:letter-spacing="normal" fo:font-style="italic" style:text-underline-style="none" fo:font-weight="bold" style:font-name-asian="Times New Roman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0" style:family="text">
      <style:text-properties fo:font-variant="normal" fo:text-transform="none" fo:color="#161616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1" style:family="text">
      <style:text-properties fo:font-variant="normal" fo:text-transform="none" fo:color="#151515" style:text-line-through-style="none" style:text-line-through-type="none" style:text-position="0% 100%" style:font-name="Palatino Linotype" fo:font-size="31pt" fo:letter-spacing="normal" fo:font-style="normal" style:text-underline-style="none" fo:font-weight="normal" style:font-name-asian="Palatino Linotype" style:font-size-asian="31pt" style:font-style-asian="normal" style:font-weight-asian="normal" style:font-name-complex="Palatino Linotype" style:font-size-complex="31pt" style:font-style-complex="normal" style:font-weight-complex="normal"/>
    </style:style>
    <style:style style:name="T12" style:family="text">
      <style:text-properties fo:font-variant="normal" fo:text-transform="none" fo:color="#151515" style:text-line-through-style="none" style:text-line-through-type="none" style:text-position="0% 100%" style:font-name="Palatino Linotype" fo:font-size="27pt" fo:letter-spacing="normal" fo:font-style="normal" style:text-underline-style="none" fo:font-weight="normal" style:font-name-asian="Palatino Linotype" style:font-size-asian="27pt" style:font-style-asian="normal" style:font-weight-asian="normal" style:font-name-complex="Palatino Linotype" style:font-size-complex="27pt" style:font-style-complex="normal" style:font-weight-complex="normal"/>
    </style:style>
    <style:style style:name="T13" style:family="text">
      <style:text-properties fo:font-variant="normal" fo:text-transform="none" fo:color="#151515" style:text-line-through-style="none" style:text-line-through-type="none" style:text-position="0% 100%" style:font-name="Times New Roman" fo:font-size="8pt" fo:letter-spacing="normal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urier" fo:font-size="16pt" fo:letter-spacing="normal" fo:font-style="normal" style:text-underline-style="none" fo:font-weight="bold" style:font-name-asian="Courier" style:font-size-asian="16pt" style:font-style-asian="normal" style:font-weight-asian="bold" style:font-name-complex="Courier" style:font-size-complex="16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ourier" fo:font-size="24pt" fo:letter-spacing="normal" fo:font-style="normal" style:text-underline-style="none" fo:font-weight="bold" style:font-name-asian="Courier" style:font-size-asian="24pt" style:font-style-asian="normal" style:font-weight-asian="bold" style:font-name-complex="Courier" style:font-size-complex="24pt" style:font-style-complex="normal" style:font-weight-complex="bold"/>
    </style:style>
    <style:style style:name="T18" style:family="text">
      <style:text-properties fo:font-variant="normal" fo:text-transform="none" fo:color="#151515" style:text-line-through-style="none" style:text-line-through-type="none" style:text-position="0% 100%" style:font-name="Times New Roman" fo:font-size="22pt" fo:letter-spacing="normal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ourier" fo:font-size="22pt" fo:letter-spacing="normal" fo:font-style="normal" style:text-underline-style="none" fo:font-weight="bold" style:font-name-asian="Courier" style:font-size-asian="22pt" style:font-style-asian="normal" style:font-weight-asian="bold" style:font-name-complex="Courier" style:font-size-complex="22pt" style:font-style-complex="normal" style:font-weight-complex="bold"/>
    </style:style>
    <style:style style:name="T20" style:family="text">
      <style:text-properties fo:font-variant="normal" fo:text-transform="none" fo:color="#151515" style:text-line-through-style="none" style:text-line-through-type="none" style:text-position="0% 100%" style:font-name="Courier" fo:font-size="22pt" fo:letter-spacing="normal" fo:font-style="normal" style:text-underline-style="none" fo:font-weight="normal" style:font-name-asian="Courier" style:font-size-asian="22pt" style:font-style-asian="normal" style:font-weight-asian="normal" style:font-name-complex="Courier" style:font-size-complex="22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151515" style:text-line-through-style="none" style:text-line-through-type="none" style:text-position="0% 100%" style:font-name="Courier" fo:font-size="14pt" fo:letter-spacing="normal" fo:font-style="normal" style:text-underline-style="none" fo:font-weight="normal" style:font-name-asian="Courier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Times New Roman" fo:font-size="24pt" fo:letter-spacing="normal" fo:font-style="italic" style:text-underline-style="none" fo:font-weight="bold" style:font-name-asian="Times New Roman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T24" style:family="text">
      <style:text-properties fo:font-variant="normal" fo:text-transform="none" fo:color="#151515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5" style:family="text">
      <style:text-properties fo:font-variant="normal" fo:text-transform="none" fo:color="#151515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Times New Roman" fo:font-size="16pt" fo:letter-spacing="normal" fo:font-style="italic" style:text-underline-style="none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ourier" fo:font-size="16pt" fo:letter-spacing="normal" fo:font-style="normal" style:text-underline-style="none" fo:font-weight="bold" style:font-name-asian="Courier" style:font-size-asian="16pt" style:font-style-asian="normal" style:font-weight-asian="bold" style:font-name-complex="Courier" style:font-size-complex="16pt" style:font-style-complex="normal" style:font-weight-complex="bold"/>
    </style:style>
    <style:style style:name="T28" style:family="text">
      <style:text-properties fo:font-variant="normal" fo:text-transform="none" fo:color="#161616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Courier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urier" fo:font-size="20pt" fo:letter-spacing="normal" fo:font-style="normal" style:text-underline-style="none" fo:font-weight="bold" style:font-name-asian="Courier" style:font-size-asian="20pt" style:font-style-asian="normal" style:font-weight-asian="bold" style:font-name-complex="Courier" style:font-size-complex="20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ourier" fo:font-size="20pt" fo:letter-spacing="normal" fo:font-style="normal" style:text-underline-style="none" fo:font-weight="bold" style:font-name-asian="Courier" style:font-size-asian="20pt" style:font-style-asian="normal" style:font-weight-asian="bold" style:font-name-complex="Courier" style:font-size-complex="20pt" style:font-style-complex="normal" style:font-weight-complex="bold"/>
    </style:style>
    <style:style style:name="T31" style:family="text">
      <style:text-properties fo:font-variant="normal" fo:text-transform="none" fo:color="#151515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Courier" style:font-size-asian="20pt" style:font-style-asian="normal" style:font-weight-asian="normal" style:font-name-complex="Courier" style:font-size-complex="20pt" style:font-style-complex="normal" style:font-weight-complex="normal"/>
    </style:style>
    <style:style style:name="T32" style:family="text">
      <style:text-properties fo:font-variant="normal" fo:text-transform="none" fo:color="#151515" style:text-line-through-style="none" style:text-line-through-type="none" style:text-position="0% 100%" style:font-name="Courier" fo:font-size="16pt" fo:letter-spacing="normal" fo:font-style="normal" style:text-underline-style="none" fo:font-weight="normal" style:font-name-asian="Courier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T33" style:family="text">
      <style:text-properties fo:font-variant="normal" fo:text-transform="none" fo:color="#151515" style:text-line-through-style="none" style:text-line-through-type="none" style:text-position="0% 100%" style:font-name="Courier" fo:font-size="24pt" fo:letter-spacing="normal" fo:font-style="normal" style:text-underline-style="none" fo:font-weight="normal" style:font-name-asian="Courier" style:font-size-asian="24pt" style:font-style-asian="normal" style:font-weight-asian="normal" style:font-name-complex="Courier" style:font-size-complex="24pt" style:font-style-complex="normal" style:font-weight-complex="normal"/>
    </style:style>
    <style:style style:name="T34" style:family="text">
      <style:text-properties fo:font-variant="normal" fo:text-transform="none" fo:color="#5e1d10" style:text-line-through-style="none" style:text-line-through-type="none" style:text-position="0% 100%" style:font-name="Palatino Linotype" fo:font-size="48pt" fo:letter-spacing="normal" fo:font-style="normal" style:text-underline-style="none" fo:font-weight="bold" style:font-name-asian="Palatino Linotype" style:font-size-asian="48pt" style:font-style-asian="normal" style:font-weight-asian="bold" style:font-name-complex="Palatino Linotype" style:font-size-complex="4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Times New Roman" fo:color="#15151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Times New Roman" fo:color="#151515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15151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151515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Times New Roman" fo:color="#15151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15151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15151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15151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style:font-name="Times New Roman" fo:color="#15151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952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15151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15151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15151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15151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15151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style:font-name="Times New Roman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style:font-name="Times New Roman" fo:color="#151515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Courier" fo:color="#15151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952cm"/>
        <style:text-properties fo:color="#ff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Courier" fo:color="#15151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001cm" text:min-label-width="0.952cm"/>
        <style:text-properties fo:color="#151515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Courier" fo:color="#15151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" presentation:style-name="pr1" draw:text-style-name="P2" draw:layer="layout" svg:width="14.604cm" svg:height="2.116cm" svg:x="5.292cm" svg:y="13.335cm" presentation:class="title" presentation:user-transformed="true">
          <draw:text-box>
            <text:p text:style-name="P1"><text:span text:style-name="T1">CM1203 &amp; CM1207</text:span></text:p>
          </draw:text-box>
        </draw:frame>
        <draw:frame draw:name="Google Shape;58;p1" presentation:style-name="pr2" draw:text-style-name="P3" draw:layer="layout" svg:width="11.429cm" svg:height="1.692cm" svg:x="5.292cm" svg:y="15.24cm" presentation:class="subtitle" presentation:user-transformed="true">
          <draw:text-box>
            <text:p text:style-name="P1"><text:span text:style-name="T2">LECTURE 2</text:span></text:p>
          </draw:text-box>
        </draw:frame>
        <presentation:notes draw:style-name="dp2">
          <draw:frame draw:name="Google Shape;54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;p1:notes" draw:style-name="gr1" draw:layer="layout" svg:width="12.699cm" svg:height="9.524cm" svg:x="3.175cm" svg:y="1.905cm" draw:page-number="1" presentation:class="page"/>
        </presentation:notes>
      </draw:page>
      <draw:page draw:name="CM1203 &amp; CM1207 Lecture 2" draw:style-name="dp1" draw:master-page-name="OBJECT" presentation:presentation-page-layout-name="AL2T11">
        <draw:frame draw:name="Google Shape;63;p2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M1203 &amp; CM1207 Lecture 2</text:span></text:p>
          </draw:text-box>
        </draw:frame>
        <draw:frame draw:name="Google Shape;64;p2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Brief introduction to object-oriented programming</text:span></text:p>
              </text:list-item>
              <text:list-item>
                <text:p text:style-name="P7"><text:span text:style-name="T4">Some important definitions</text:span></text:p>
              </text:list-item>
              <text:list-item>
                <text:p text:style-name="P7"><text:span text:style-name="T4">First Java program</text:span></text:p>
              </text:list-item>
            </text:list>
          </draw:text-box>
        </draw:frame>
        <presentation:notes draw:style-name="dp2">
          <draw:frame draw:name="Google Shape;60;p2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5">Notes for slide 2</text:span></text:p>
            </draw:text-box>
          </draw:frame>
          <draw:page-thumbnail draw:name="Google Shape;61;p2:notes" draw:style-name="gr1" draw:layer="layout" svg:width="12.699cm" svg:height="9.524cm" svg:x="3.175cm" svg:y="1.905cm" draw:page-number="2" presentation:class="page"/>
        </presentation:notes>
      </draw:page>
      <draw:page draw:name="Object-oriented programming (OOP)" draw:style-name="dp1" draw:master-page-name="OBJECT" presentation:presentation-page-layout-name="AL2T11">
        <draw:frame draw:name="Google Shape;69;p3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Object-oriented programming (OOP)</text:span></text:p>
          </draw:text-box>
        </draw:frame>
        <draw:frame draw:name="Google Shape;70;p3" presentation:style-name="pr5" draw:text-style-name="P8" draw:layer="layout" svg:width="21.166cm" svg:height="12.487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Objects (or more precisely the classes objects come from), are reusable software components.</text:span></text:p>
              </text:list-item>
              <text:list-item>
                <text:p text:style-name="P7"><text:span text:style-name="T4">There are time objects, video objects, etc....</text:span></text:p>
              </text:list-item>
              <text:list-item>
                <text:p text:style-name="P7"><text:span text:style-name="T4">Almost any noun can be reasonably represented as a software object in terms of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attributes (e.g. name, colour, size, etc...)</text:span></text:p>
                  </text:list-item>
                  <text:list-item>
                    <text:p text:style-name="P7"><text:span text:style-name="T4">behaviours (e.g. calculating, moving, communicating, etc..)</text:span></text:p>
                  </text:list-item>
                </text:list>
              </text:list-item>
              <text:list-item>
                <text:p text:style-name="P7"><text:span text:style-name="T4">Software developers (particularly groups) can be more productive and programs are often easier to understand, correct and modify.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frame draw:name="Google Shape;66;p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;p3:notes" draw:style-name="gr1" draw:layer="layout" svg:width="12.699cm" svg:height="9.524cm" svg:x="3.175cm" svg:y="1.905cm" draw:page-number="3" presentation:class="page"/>
        </presentation:notes>
      </draw:page>
      <draw:page draw:name="Car Example" draw:style-name="dp1" draw:master-page-name="OBJECT" presentation:presentation-page-layout-name="AL2T11">
        <draw:frame draw:name="Google Shape;75;p4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ar Example</text:span></text:p>
          </draw:text-box>
        </draw:frame>
        <draw:frame draw:name="Google Shape;76;p4" presentation:style-name="pr5" draw:text-style-name="P8" draw:layer="layout" svg:width="21.166cm" svg:height="12.487cm" svg:x="0.635cm" svg:y="4.868cm" presentation:class="outline" presentation:user-transformed="true">
          <draw:text-box>
            <text:list text:style-name="L3">
              <text:list-item>
                <text:p text:style-name="P6"><text:span text:style-name="T6">Your goal</text:span><text:span text:style-name="T4">: drive a car and make it go faster by pressing the accelerator pedal.</text:span></text:p>
              </text:list-item>
              <text:list-item>
                <text:p text:style-name="P7"><text:span text:style-name="T6">To achieve this</text:span><text:span text:style-name="T4">: Someone must </text:span><text:span text:style-name="T7">design</text:span><text:span text:style-name="T4"> it (typically starts with engineering drawings or </text:span><text:span text:style-name="T7">blueprints</text:span><text:span text:style-name="T4">).</text:span></text:p>
              </text:list-item>
              <text:list-item>
                <text:p text:style-name="P7"><text:span text:style-name="T4">The drawing will include the design for the accelerator pedal.</text:span></text:p>
              </text:list-item>
              <text:list-item>
                <text:p text:style-name="P7"><text:span text:style-name="T4">The actual pedal, however, </text:span><text:span text:style-name="T7">hides</text:span><text:span text:style-name="T4"> the complex mechanisms that actually make the car go faster from the driver.</text:span></text:p>
              </text:list-item>
              <text:list-item>
                <text:p text:style-name="P7"><text:span text:style-name="T4">This enables anyone with little or no knowledge of how engines work to easily drive a car.</text:span></text:p>
              </text:list-item>
            </text:list>
          </draw:text-box>
        </draw:frame>
        <presentation:notes draw:style-name="dp2">
          <draw:frame draw:name="Google Shape;72;p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;p4:notes" draw:style-name="gr1" draw:layer="layout" svg:width="12.699cm" svg:height="9.524cm" svg:x="3.175cm" svg:y="1.905cm" draw:page-number="4" presentation:class="page"/>
        </presentation:notes>
      </draw:page>
      <draw:page draw:name="Car Example [cont’d]" draw:style-name="dp1" draw:master-page-name="OBJECT" presentation:presentation-page-layout-name="AL2T11">
        <draw:frame draw:name="Google Shape;81;p5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ar Example [cont’d]</text:span></text:p>
          </draw:text-box>
        </draw:frame>
        <draw:frame draw:name="Google Shape;82;p5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However, you cannot drive a cars blueprints!!</text:span></text:p>
              </text:list-item>
              <text:list-item>
                <text:p text:style-name="P7"><text:span text:style-name="T4">The car must be </text:span><text:span text:style-name="T7">built</text:span><text:span text:style-name="T4">, using the blueprints that define it, before it can be driven.</text:span></text:p>
              </text:list-item>
              <text:list-item>
                <text:p text:style-name="P7"><text:span text:style-name="T4">The completed car has an </text:span><text:span text:style-name="T7">actual</text:span><text:span text:style-name="T4"> accelerator pedal, which makes the car go faster.</text:span></text:p>
              </text:list-item>
              <text:list-item>
                <text:p text:style-name="P7"><text:span text:style-name="T4">But even this is not enough – it won’t accelerate on its own.</text:span></text:p>
              </text:list-item>
              <text:list-item>
                <text:p text:style-name="P7"><text:span text:style-name="T4">It requires a driver to </text:span><text:span text:style-name="T7">press</text:span><text:span text:style-name="T4"> the pedal to get the car to accelerate.</text:span></text:p>
              </text:list-item>
            </text:list>
            <text:p text:style-name="P11"><text:span text:style-name="T8">Lets use the car example to introduce some OOP concepts</text:span></text:p>
          </draw:text-box>
        </draw:frame>
        <presentation:notes draw:style-name="dp2">
          <draw:frame draw:name="Google Shape;78;p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9;p5:notes" draw:style-name="gr1" draw:layer="layout" svg:width="12.699cm" svg:height="9.524cm" svg:x="3.175cm" svg:y="1.905cm" draw:page-number="5" presentation:class="page"/>
        </presentation:notes>
      </draw:page>
      <draw:page draw:name="Car Example: Methods and Classes" draw:style-name="dp1" draw:master-page-name="OBJECT" presentation:presentation-page-layout-name="AL2T11">
        <draw:frame draw:name="Google Shape;87;p6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ar Example: Methods and Classes</text:span></text:p>
          </draw:text-box>
        </draw:frame>
        <draw:frame draw:name="Google Shape;88;p6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Performing a task in a program requires a </text:span><text:span text:style-name="T9">method</text:span><text:span text:style-name="T10">.</text:span></text:p>
              </text:list-item>
              <text:list-item>
                <text:p text:style-name="P7"><text:span text:style-name="T4">The method houses the program statements that actually perform its tasks.</text:span></text:p>
              </text:list-item>
              <text:list-item>
                <text:p text:style-name="P7"><text:span text:style-name="T4">The method </text:span><text:span text:style-name="T6">hides</text:span><text:span text:style-name="T4"> these statements from its user, just as the car hides from the driver the mechanisms that it employs to make the car go faster.</text:span></text:p>
              </text:list-item>
              <text:list-item>
                <text:p text:style-name="P7"><text:span text:style-name="T4">In Java, we create a program unit called a </text:span><text:span text:style-name="T9">class</text:span><text:span text:style-name="T8"> </text:span><text:span text:style-name="T4">to house the set of methods that perform the class’s tasks.</text:span></text:p>
              </text:list-item>
              <text:list-item>
                <text:p text:style-name="P7"><text:span text:style-name="T4">A class is similar in concept to a car’s blueprint, which contain the design of the accelerator pedal, steering wheel, etc...</text:span></text:p>
              </text:list-item>
            </text:list>
          </draw:text-box>
        </draw:frame>
        <presentation:notes draw:style-name="dp2">
          <draw:frame draw:name="Google Shape;84;p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5;p6:notes" draw:style-name="gr1" draw:layer="layout" svg:width="12.699cm" svg:height="9.524cm" svg:x="3.175cm" svg:y="1.905cm" draw:page-number="6" presentation:class="page"/>
        </presentation:notes>
      </draw:page>
      <draw:page draw:name="Some other class/methods examples" draw:style-name="dp1" draw:master-page-name="OBJECT" presentation:presentation-page-layout-name="AL2T11">
        <draw:frame draw:name="Google Shape;93;p7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Some other class/methods examples</text:span></text:p>
          </draw:text-box>
        </draw:frame>
        <draw:frame draw:name="Google Shape;94;p7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A </text:span><text:span text:style-name="T7">class</text:span><text:span text:style-name="T4"> that represents a </text:span><text:span text:style-name="T9">bank account</text:span><text:span text:style-name="T4">, might have </text:span><text:span text:style-name="T7">methods</text:span><text:span text:style-name="T4"> to </text:span><text:span text:style-name="T6">withdraw</text:span><text:span text:style-name="T4"> and </text:span><text:span text:style-name="T6">deposit</text:span><text:span text:style-name="T4"> money, also to check the </text:span><text:span text:style-name="T6">balance</text:span><text:span text:style-name="T4">.</text:span></text:p>
              </text:list-item>
              <text:list-item>
                <text:p text:style-name="P7"><text:span text:style-name="T4">A </text:span><text:span text:style-name="T7">class</text:span><text:span text:style-name="T4"> that represents a </text:span><text:span text:style-name="T9">door</text:span><text:span text:style-name="T4">, might have </text:span><text:span text:style-name="T7">methods</text:span><text:span text:style-name="T4"> to </text:span><text:span text:style-name="T6">lock</text:span><text:span text:style-name="T4">, </text:span><text:span text:style-name="T6">unlock</text:span><text:span text:style-name="T4">, </text:span><text:span text:style-name="T6">open</text:span><text:span text:style-name="T4"> and </text:span><text:span text:style-name="T6">close</text:span><text:span text:style-name="T4"> it.</text:span></text:p>
              </text:list-item>
              <text:list-item>
                <text:p text:style-name="P7"><text:span text:style-name="T4">A </text:span><text:span text:style-name="T7">class</text:span><text:span text:style-name="T4"> that represents a </text:span><text:span text:style-name="T9">phone directory</text:span><text:span text:style-name="T4">, might have </text:span><text:span text:style-name="T7">methods</text:span><text:span text:style-name="T4"> to insert, delete, edit, retrieve and search entries within it.</text:span></text:p>
              </text:list-item>
            </text:list>
          </draw:text-box>
        </draw:frame>
        <presentation:notes draw:style-name="dp2">
          <draw:frame draw:name="Google Shape;90;p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1;p7:notes" draw:style-name="gr1" draw:layer="layout" svg:width="12.699cm" svg:height="9.524cm" svg:x="3.175cm" svg:y="1.905cm" draw:page-number="7" presentation:class="page"/>
        </presentation:notes>
      </draw:page>
      <draw:page draw:name="Car Example: Instantiation" draw:style-name="dp1" draw:master-page-name="OBJECT" presentation:presentation-page-layout-name="AL2T11">
        <draw:frame draw:name="Google Shape;99;p8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ar Example: Instantiation</text:span></text:p>
          </draw:text-box>
        </draw:frame>
        <draw:frame draw:name="Google Shape;100;p8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We stated earlier that we need to </text:span><text:span text:style-name="T9">build</text:span><text:span text:style-name="T8"> </text:span><text:span text:style-name="T4">the car from its blueprints, before it could actually be driven.</text:span></text:p>
              </text:list-item>
              <text:list-item>
                <text:p text:style-name="P7"><text:span text:style-name="T4">Before a program is able to perform the tasks that the class’s methods define, we must </text:span><text:span text:style-name="T9">build</text:span><text:span text:style-name="T8"> </text:span><text:span text:style-name="T4">an object to represent that class.</text:span></text:p>
              </text:list-item>
              <text:list-item>
                <text:p text:style-name="P7"><text:span text:style-name="T4">This process is known as </text:span><text:span text:style-name="T9">instantiation</text:span></text:p>
              </text:list-item>
              <text:list-item>
                <text:p text:style-name="P7"><text:span text:style-name="T4">The object is then referred to as an </text:span><text:span text:style-name="T9">instance</text:span><text:span text:style-name="T8"> </text:span><text:span text:style-name="T4">of its class.</text:span></text:p>
              </text:list-item>
            </text:list>
          </draw:text-box>
        </draw:frame>
        <presentation:notes draw:style-name="dp2">
          <draw:frame draw:name="Google Shape;96;p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7;p8:notes" draw:style-name="gr1" draw:layer="layout" svg:width="12.699cm" svg:height="9.524cm" svg:x="3.175cm" svg:y="1.905cm" draw:page-number="8" presentation:class="page"/>
        </presentation:notes>
      </draw:page>
      <draw:page draw:name="Car Example: Reuse" draw:style-name="dp1" draw:master-page-name="OBJECT" presentation:presentation-page-layout-name="AL2T11">
        <draw:frame draw:name="Google Shape;105;p9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ar Example: Reuse</text:span></text:p>
          </draw:text-box>
        </draw:frame>
        <draw:frame draw:name="Google Shape;106;p9" presentation:style-name="pr5" draw:text-style-name="P8" draw:layer="layout" svg:width="21.166cm" svg:height="12.487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The blueprints for the car can be </text:span><text:span text:style-name="T9">reused</text:span><text:span text:style-name="T8"> </text:span><text:span text:style-name="T4">many times to build many cars.</text:span></text:p>
              </text:list-item>
              <text:list-item>
                <text:p text:style-name="P7"><text:span text:style-name="T4">Similarly, you can </text:span><text:span text:style-name="T9">reuse</text:span><text:span text:style-name="T8"> </text:span><text:span text:style-name="T4">a class many times to build many objects.</text:span></text:p>
              </text:list-item>
              <text:list-item>
                <text:p text:style-name="P7"><text:span text:style-name="T4">Reuse of existing classes when building new classes, saves time and effort.</text:span></text:p>
              </text:list-item>
              <text:list-item>
                <text:p text:style-name="P7"><text:span text:style-name="T4">It also helps to build more reliable and effective programs, as existing classes will have gone through extensive </text:span><text:span text:style-name="T6">testing</text:span><text:span text:style-name="T4">, </text:span><text:span text:style-name="T6">debugging</text:span><text:span text:style-name="T4"> and </text:span><text:span text:style-name="T6">performance</text:span><text:span text:style-name="T4"> tuning.</text:span></text:p>
              </text:list-item>
              <text:list-item>
                <text:p text:style-name="P7"><text:span text:style-name="T4">Reusable classes are a crucial part of software development.</text:span></text:p>
              </text:list-item>
            </text:list>
          </draw:text-box>
        </draw:frame>
        <presentation:notes draw:style-name="dp2">
          <draw:frame draw:name="Google Shape;102;p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9:notes" draw:style-name="gr1" draw:layer="layout" svg:width="12.699cm" svg:height="9.524cm" svg:x="3.175cm" svg:y="1.905cm" draw:page-number="9" presentation:class="page"/>
        </presentation:notes>
      </draw:page>
      <draw:page draw:name="Car Example: Messages and Method Calls" draw:style-name="dp1" draw:master-page-name="OBJECT" presentation:presentation-page-layout-name="AL2T11">
        <draw:frame draw:name="Google Shape;111;p10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11">Car Example: Messages and Method Calls</text:span></text:p>
          </draw:text-box>
        </draw:frame>
        <draw:frame draw:name="Google Shape;112;p10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When you drive a car, pressing the accelerator pedal sends it a </text:span><text:span text:style-name="T9">message</text:span><text:span text:style-name="T8"> </text:span><text:span text:style-name="T4">to perform a task – accelerate.</text:span></text:p>
              </text:list-item>
              <text:list-item>
                <text:p text:style-name="P7"><text:span text:style-name="T4">In a similar fashion, you can </text:span><text:span text:style-name="T9">send messages to objects</text:span><text:span text:style-name="T4">.</text:span></text:p>
              </text:list-item>
              <text:list-item>
                <text:p text:style-name="P7"><text:span text:style-name="T4">Each message is implemented as a </text:span><text:span text:style-name="T9">method call </text:span><text:span text:style-name="T4">that tells a method of the object to perform its task.</text:span></text:p>
              </text:list-item>
            </text:list>
            <text:p text:style-name="P10"><text:span text:style-name="T4"/></text:p>
            <text:p text:style-name="P10"><text:span text:style-name="T4">For example: a program might call a particular bank account’s </text:span><text:span text:style-name="T6">deposit</text:span><text:span text:style-name="T4"> method to increase that account’s balance.</text:span></text:p>
            <text:p text:style-name="P10"><text:span text:style-name="T4"/></text:p>
          </draw:text-box>
        </draw:frame>
        <presentation:notes draw:style-name="dp2">
          <draw:frame draw:name="Google Shape;108;p1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9;p10:notes" draw:style-name="gr1" draw:layer="layout" svg:width="12.699cm" svg:height="9.524cm" svg:x="3.175cm" svg:y="1.905cm" draw:page-number="10" presentation:class="page"/>
        </presentation:notes>
      </draw:page>
      <draw:page draw:name="Car Example: Attributes and Instance Variables" draw:style-name="dp1" draw:master-page-name="OBJECT" presentation:presentation-page-layout-name="AL2T11">
        <draw:frame draw:name="Google Shape;117;p11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12">Car Example: Attributes and Instance Variables</text:span></text:p>
          </draw:text-box>
        </draw:frame>
        <draw:frame draw:name="Google Shape;118;p11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In addition to having the ability to accomplish tasks, a car also has </text:span><text:span text:style-name="T9">attributes</text:span><text:span text:style-name="T8"> </text:span><text:span text:style-name="T4">(e.g. colour, number of doors, current speed, etc....)</text:span></text:p>
              </text:list-item>
              <text:list-item>
                <text:p text:style-name="P7"><text:span text:style-name="T4">Like its capabilities, the car’s attributes are represented as part of its design in its blueprint.</text:span></text:p>
              </text:list-item>
              <text:list-item>
                <text:p text:style-name="P7"><text:span text:style-name="T4">As you drive an actual car, these attributes are carried along with the car.</text:span></text:p>
              </text:list-item>
              <text:list-item>
                <text:p text:style-name="P7"><text:span text:style-name="T4">Every car maintains its </text:span><text:span text:style-name="T9">own</text:span><text:span text:style-name="T8"> </text:span><text:span text:style-name="T4">attributes.</text:span></text:p>
              </text:list-item>
              <text:list-item>
                <text:p text:style-name="P7"><text:span text:style-name="T4">E.g. each car knows how much fuel is in its tank, but </text:span><text:span text:style-name="T9">not</text:span><text:span text:style-name="T8"> </text:span><text:span text:style-name="T4">how much is in the tanks of </text:span><text:span text:style-name="T9">other</text:span><text:span text:style-name="T8"> </text:span><text:span text:style-name="T4">cars.</text:span></text:p>
              </text:list-item>
            </text:list>
          </draw:text-box>
        </draw:frame>
        <presentation:notes draw:style-name="dp2">
          <draw:frame draw:name="Google Shape;114;p1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5;p11:notes" draw:style-name="gr1" draw:layer="layout" svg:width="12.699cm" svg:height="9.524cm" svg:x="3.175cm" svg:y="1.905cm" draw:page-number="11" presentation:class="page"/>
        </presentation:notes>
      </draw:page>
      <draw:page draw:name="Car Example: Attributes and Instance Variables" draw:style-name="dp1" draw:master-page-name="OBJECT" presentation:presentation-page-layout-name="AL2T11">
        <draw:frame draw:name="Google Shape;123;p12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12">Car Example: Attributes and Instance Variables</text:span></text:p>
          </draw:text-box>
        </draw:frame>
        <draw:frame draw:name="Google Shape;124;p12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Similarly, an object has attributes that it carries along as its used in a program.</text:span></text:p>
              </text:list-item>
              <text:list-item>
                <text:p text:style-name="P7"><text:span text:style-name="T4">These attributes are defined as part of the object’s class.</text:span></text:p>
              </text:list-item>
              <text:list-item>
                <text:p text:style-name="P7"><text:span text:style-name="T4">Attributes are defined by the class’s </text:span><text:span text:style-name="T9">instance variables</text:span><text:span text:style-name="T4">.</text:span></text:p>
              </text:list-item>
              <text:list-item>
                <text:p text:style-name="P7"><text:span text:style-name="T4">E.g. a bank account object has a </text:span><text:span text:style-name="T9">balance attribute</text:span><text:span text:style-name="T4"> to represent the amount of money in the account.</text:span></text:p>
              </text:list-item>
              <text:list-item>
                <text:p text:style-name="P7"><text:span text:style-name="T4">Each bank account object knows the balance in the account it represents, but </text:span><text:span text:style-name="T9">not</text:span><text:span text:style-name="T8"> </text:span><text:span text:style-name="T4">the balances of </text:span><text:span text:style-name="T9">other</text:span><text:span text:style-name="T8"> </text:span><text:span text:style-name="T4">accounts in the bank.</text:span></text:p>
              </text:list-item>
            </text:list>
          </draw:text-box>
        </draw:frame>
        <presentation:notes draw:style-name="dp2">
          <draw:frame draw:name="Google Shape;120;p1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p12:notes" draw:style-name="gr1" draw:layer="layout" svg:width="12.699cm" svg:height="9.524cm" svg:x="3.175cm" svg:y="1.905cm" draw:page-number="12" presentation:class="page"/>
        </presentation:notes>
      </draw:page>
      <draw:page draw:name="Car Example: Encapsulation" draw:style-name="dp1" draw:master-page-name="OBJECT" presentation:presentation-page-layout-name="AL2T11">
        <draw:frame draw:name="Google Shape;129;p13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ar Example: Encapsulation</text:span></text:p>
          </draw:text-box>
        </draw:frame>
        <draw:frame draw:name="Google Shape;130;p13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Classes </text:span><text:span text:style-name="T9">encapsulate</text:span><text:span text:style-name="T8"> </text:span><text:span text:style-name="T4">(i.e. wrap) attributes and methods into objects</text:span></text:p>
              </text:list-item>
              <text:list-item>
                <text:p text:style-name="P7"><text:span text:style-name="T4">An object’s attributes and methods are intimately related.</text:span></text:p>
              </text:list-item>
              <text:list-item>
                <text:p text:style-name="P7"><text:span text:style-name="T4">Objects may communicate with one another, but they’re normally not allowed to know how other objects have been implemented.</text:span></text:p>
              </text:list-item>
              <text:list-item>
                <text:p text:style-name="P7"><text:span text:style-name="T4">Implementation details are </text:span><text:span text:style-name="T9">hidden</text:span><text:span text:style-name="T8"> </text:span><text:span text:style-name="T4">within the the objects themselves.</text:span></text:p>
              </text:list-item>
              <text:list-item>
                <text:p text:style-name="P7"><text:span text:style-name="T4">This </text:span><text:span text:style-name="T9">information hiding</text:span><text:span text:style-name="T4">, as we’ll see later one, is crucial to good software engineering.</text:span></text:p>
              </text:list-item>
            </text:list>
          </draw:text-box>
        </draw:frame>
        <presentation:notes draw:style-name="dp2">
          <draw:frame draw:name="Google Shape;126;p1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p13:notes" draw:style-name="gr1" draw:layer="layout" svg:width="12.699cm" svg:height="9.524cm" svg:x="3.175cm" svg:y="1.905cm" draw:page-number="13" presentation:class="page"/>
        </presentation:notes>
      </draw:page>
      <draw:page draw:name="Car Example: Inheritance" draw:style-name="dp1" draw:master-page-name="OBJECT" presentation:presentation-page-layout-name="AL2T11">
        <draw:frame draw:name="Google Shape;136;p14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ar Example: Inheritance</text:span></text:p>
          </draw:text-box>
        </draw:frame>
        <draw:frame draw:name="Google Shape;137;p14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A new class of objects can be created quickly and conveniently by </text:span><text:span text:style-name="T9">inheritance</text:span><text:span text:style-name="T4">.</text:span></text:p>
              </text:list-item>
              <text:list-item>
                <text:p text:style-name="P7"><text:span text:style-name="T4">The new class </text:span><text:span text:style-name="T9">absorbs</text:span><text:span text:style-name="T8"> </text:span><text:span text:style-name="T4">the characteristics of the existing class, possibly customising them or adding unique characteristics of its own.</text:span></text:p>
              </text:list-item>
              <text:list-item>
                <text:p text:style-name="P7"><text:span text:style-name="T4">Consider our car, an object of class ‘convertible’ </text:span><text:span text:style-name="T9">is certainly an </text:span><text:span text:style-name="T4">object of the more </text:span><text:span text:style-name="T9">general</text:span><text:span text:style-name="T8"> </text:span><text:span text:style-name="T4">class ‘automobile’, but more </text:span><text:span text:style-name="T9">specifically</text:span><text:span text:style-name="T4">, the roof can be lowered and raised.</text:span></text:p>
              </text:list-item>
            </text:list>
            <text:p text:style-name="P12"><text:span text:style-name="T13"/></text:p>
            <text:p text:style-name="P13"><text:span text:style-name="T14">We will come back to look at OOP later</text:span></text:p>
          </draw:text-box>
        </draw:frame>
        <presentation:notes draw:style-name="dp2">
          <draw:page-thumbnail draw:name="Google Shape;132;p14:notes" draw:style-name="gr1" draw:layer="layout" svg:width="12.699cm" svg:height="9.524cm" svg:x="3.175cm" svg:y="1.905cm" draw:page-number="14" presentation:class="page"/>
          <draw:frame draw:name="Google Shape;133;p1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4;p14:notes" presentation:style-name="pr19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15"><text:page-number>1</text:page-number></text:span></text:p>
            </draw:text-box>
          </draw:frame>
        </presentation:notes>
      </draw:page>
      <draw:page draw:name="Applications in Java" draw:style-name="dp1" draw:master-page-name="OBJECT" presentation:presentation-page-layout-name="AL2T11">
        <draw:frame draw:name="Google Shape;142;p15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Applications in Java</text:span></text:p>
          </draw:text-box>
        </draw:frame>
        <draw:frame draw:name="Google Shape;143;p15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Java can be used to write stand alone applications (i.e. roughly equivalent to </text:span><text:span text:style-name="T9">.exe </text:span><text:span text:style-name="T4">files on Windows). </text:span></text:p>
              </text:list-item>
              <text:list-item>
                <text:p text:style-name="P7"><text:span text:style-name="T4">Applications are compiled using the </text:span><text:span text:style-name="T9">javac</text:span><text:span text:style-name="T8"> </text:span><text:span text:style-name="T4">command, and are launched using the java command. </text:span></text:p>
              </text:list-item>
              <text:list-item>
                <text:p text:style-name="P7"><text:span text:style-name="T4">(Java applets are an alternative to Java applications and are typically run through a web browser rather than using the </text:span><text:span text:style-name="T9">java</text:span><text:span text:style-name="T8"> </text:span><text:span text:style-name="T4">command. We will not cover applets in much detail in this module.) </text:span></text:p>
              </text:list-item>
              <text:list-item>
                <text:p text:style-name="P7"><text:span text:style-name="T4">All Java applications must define a method </text:span></text:p>
              </text:list-item>
            </text:list>
            <text:p text:style-name="P11"><text:span text:style-name="T16">public static void main(String[] args) { }</text:span><text:span text:style-name="T9"> </text:span></text:p>
            <text:p text:style-name="P16"><text:span text:style-name="T4">this is the entry point when the application is executed in the JVM. </text:span></text:p>
            <text:p text:style-name="P17"><text:span text:style-name="T4"/></text:p>
          </draw:text-box>
        </draw:frame>
        <presentation:notes draw:style-name="dp2">
          <draw:frame draw:name="Google Shape;139;p1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15:notes" draw:style-name="gr1" draw:layer="layout" svg:width="12.699cm" svg:height="9.524cm" svg:x="3.175cm" svg:y="1.905cm" draw:page-number="15" presentation:class="page"/>
        </presentation:notes>
      </draw:page>
      <draw:page draw:name="Command line applications" draw:style-name="dp1" draw:master-page-name="OBJECT" presentation:presentation-page-layout-name="AL2T11">
        <draw:frame draw:name="Google Shape;148;p16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ommand line applications</text:span></text:p>
          </draw:text-box>
        </draw:frame>
        <draw:frame draw:name="Google Shape;149;p16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The applications we’ll start by looking at in this module are all command line applications.</text:span></text:p>
              </text:list-item>
              <text:list-item>
                <text:p text:style-name="P7"><text:span text:style-name="T4">Instead of using a graphical user interface, all interaction with the user is via a command line shell.</text:span></text:p>
              </text:list-item>
              <text:list-item>
                <text:p text:style-name="P7"><text:span text:style-name="T4">Text output is written to the shell (called standard out) via the </text:span><text:span text:style-name="T17">System.out</text:span><text:span text:style-name="T4"> object.</text:span></text:p>
              </text:list-item>
              <text:list-item>
                <text:p text:style-name="P7"><text:span text:style-name="T4">Input from the user is obtained from text typed at the shell (called standard input) via the </text:span><text:span text:style-name="T17">System.in</text:span><text:span text:style-name="T4"> object </text:span></text:p>
              </text:list-item>
            </text:list>
          </draw:text-box>
        </draw:frame>
        <presentation:notes draw:style-name="dp2">
          <draw:frame draw:name="Google Shape;145;p16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6;p16:notes" draw:style-name="gr1" draw:layer="layout" svg:width="12.699cm" svg:height="9.524cm" svg:x="3.175cm" svg:y="1.905cm" draw:page-number="16" presentation:class="page"/>
        </presentation:notes>
      </draw:page>
      <draw:page draw:name="Example: Hello World" draw:style-name="dp1" draw:master-page-name="OBJECT" presentation:presentation-page-layout-name="AL2T11">
        <draw:frame draw:name="Google Shape;154;p17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Example: Hello World</text:span></text:p>
          </draw:text-box>
        </draw:frame>
        <draw:frame draw:name="Google Shape;155;p17" presentation:style-name="pr5" draw:text-style-name="P8" draw:layer="layout" svg:width="21.166cm" svg:height="13.546cm" svg:x="0.635cm" svg:y="4.868cm" presentation:class="outline" presentation:user-transformed="true">
          <draw:text-box>
            <text:p text:style-name="P1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list text:style-name="L14">
              <text:list-item>
                <text:p text:style-name="P18"><text:span text:style-name="T18">Save in the file </text:span><text:span text:style-name="T19">HelloWorld.java</text:span><text:span text:style-name="T18">.</text:span></text:p>
              </text:list-item>
              <text:list-item>
                <text:p text:style-name="P18"><text:span text:style-name="T18">Compile to get the class file </text:span><text:span text:style-name="T20">HelloWorld.class</text:span><text:span text:style-name="T18">: </text:span></text:p>
              </text:list-item>
            </text:list>
            <text:p text:style-name="P19"><text:span text:style-name="T19">javac HelloWorld.java</text:span></text:p>
            <text:list text:continue-numbering="true" text:style-name="L14">
              <text:list-item>
                <text:p text:style-name="P18"><text:span text:style-name="T18">Launch with the JVM using the </text:span><text:span text:style-name="T20">java</text:span><text:span text:style-name="T18"> command: </text:span></text:p>
              </text:list-item>
            </text:list>
            <text:p text:style-name="P11"><text:span text:style-name="T19">java HelloWorld</text:span><text:span text:style-name="T17"> </text:span></text:p>
            <text:p text:style-name="P10"><text:span text:style-name="T4"/></text:p>
          </draw:text-box>
        </draw:frame>
        <draw:frame draw:name="Google Shape;156;p17" draw:style-name="standard" draw:layer="layout" svg:width="21.165cm" svg:height="6.744cm" svg:x="0.847cm" svg:y="4.868cm">
          <table:table>
            <table:table-column table:style-name="co1"/>
            <table:table-row table:style-name="ro1">
              <table:table-cell table:style-name="ce1">
                <text:p text:style-name="P1"><text:span text:style-name="T21">Code Example: Hello World</text:span></text:p>
              </table:table-cell>
            </table:table-row>
            <table:table-row table:style-name="ro2">
              <table:table-cell table:style-name="ce2">
                <text:p text:style-name="P1"><text:span text:style-name="T22">// HelloWorld.java</text:span><text:span text:style-name="T22"><text:line-break/></text:span><text:span text:style-name="T22">// An example of a java application </text:span></text:p>
                <text:p text:style-name="P1"><text:span text:style-name="T22"/></text:p>
                <text:p text:style-name="P1"><text:span text:style-name="T22">public class HelloWorld</text:span></text:p>
                <text:p text:style-name="P1"><text:span text:style-name="T22">{ </text:span></text:p>
                <text:p text:style-name="P1"><text:span text:style-name="T22"><text:s text:c="4"/></text:span><text:span text:style-name="T22">public static void main( String[] args )</text:span></text:p>
                <text:p text:style-name="P1"><text:span text:style-name="T22"><text:s text:c="4"/></text:span><text:span text:style-name="T22">{ </text:span></text:p>
                <text:p text:style-name="P1"><text:span text:style-name="T22"><text:s text:c="8"/></text:span><text:span text:style-name="T22">System.out.println( "Hello World" );</text:span></text:p>
                <text:p text:style-name="P1"><text:span text:style-name="T22"><text:s text:c="4"/></text:span><text:span text:style-name="T22">} </text:span></text:p>
                <text:p text:style-name="P1"><text:span text:style-name="T22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51;p1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2;p17:notes" draw:style-name="gr1" draw:layer="layout" svg:width="12.699cm" svg:height="9.524cm" svg:x="3.175cm" svg:y="1.905cm" draw:page-number="17" presentation:class="page"/>
        </presentation:notes>
      </draw:page>
      <draw:page draw:name="Some Formal Definitions I" draw:style-name="dp1" draw:master-page-name="OBJECT" presentation:presentation-page-layout-name="AL2T11">
        <draw:frame draw:name="Google Shape;161;p18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Some Formal Definitions I</text:span></text:p>
          </draw:text-box>
        </draw:frame>
        <draw:frame draw:name="Google Shape;162;p18" presentation:style-name="pr5" draw:text-style-name="P8" draw:layer="layout" svg:width="21.166cm" svg:height="12.699cm" svg:x="0.635cm" svg:y="4.868cm" presentation:class="outline" presentation:user-transformed="true">
          <draw:text-box>
            <text:p text:style-name="P1"><text:span text:style-name="T23">Variables</text:span></text:p>
            <text:p text:style-name="P10"><text:span text:style-name="T4">Items of information identified by symbolic names. That is, a variable is a kind of storage box (or block of memory) where a value can be stored while a program is running. </text:span></text:p>
            <text:p text:style-name="P10"><text:span text:style-name="T4"/></text:p>
            <text:p text:style-name="P10"><text:span text:style-name="T23">Type</text:span></text:p>
            <text:p text:style-name="P10"><text:span text:style-name="T4">Has two characteristics:</text:span></text:p>
            <text:list text:style-name="L3">
              <text:list-item>
                <text:p text:style-name="P10"><text:span text:style-name="T4">a set of associated values</text:span></text:p>
              </text:list-item>
              <text:list-item>
                <text:p text:style-name="P10"><text:span text:style-name="T4">a set of permitted operations on these values </text:span></text:p>
              </text:list-item>
            </text:list>
            <text:p text:style-name="P10"><text:span text:style-name="T4"/></text:p>
            <text:p text:style-name="P20"><text:span text:style-name="T24"/></text:p>
          </draw:text-box>
        </draw:frame>
        <presentation:notes draw:style-name="dp2">
          <draw:frame draw:name="Google Shape;158;p1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9;p18:notes" draw:style-name="gr1" draw:layer="layout" svg:width="12.699cm" svg:height="9.524cm" svg:x="3.175cm" svg:y="1.905cm" draw:page-number="18" presentation:class="page"/>
        </presentation:notes>
      </draw:page>
      <draw:page draw:name="Some Formal Definitions II" draw:style-name="dp1" draw:master-page-name="OBJECT" presentation:presentation-page-layout-name="AL2T11">
        <draw:frame draw:name="Google Shape;167;p19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Some Formal Definitions II</text:span></text:p>
          </draw:text-box>
        </draw:frame>
        <draw:frame draw:name="Google Shape;168;p19" presentation:style-name="pr5" draw:text-style-name="P8" draw:layer="layout" svg:width="21.166cm" svg:height="12.699cm" svg:x="0.635cm" svg:y="4.868cm" presentation:class="outline" presentation:user-transformed="true">
          <draw:text-box>
            <text:p text:style-name="P1"><text:span text:style-name="T23">Type Example </text:span></text:p>
            <text:p text:style-name="P10"><text:span text:style-name="T4">The type int represents an integer with allowed values: </text:span></text:p>
            <text:p text:style-name="P21"><text:span text:style-name="T25"/></text:p>
            <text:p text:style-name="P22"><text:span text:style-name="T24">−</text:span><text:span text:style-name="T24">2147483448, −2147483447, . . . , −1, 0, 1, 2, . . . , 2147483447 </text:span></text:p>
            <text:p text:style-name="P23"><text:span text:style-name="T25"/></text:p>
            <text:p text:style-name="P10"><text:span text:style-name="T4">and permitted operations such as add (+), subtract (-), various comparisons (e.g. &lt;, &gt;=, ==), other operators, etc. </text:span></text:p>
            <text:p text:style-name="P10"><text:span text:style-name="T4"/></text:p>
            <text:p text:style-name="P10"><text:span text:style-name="T23">Class</text:span></text:p>
            <text:p text:style-name="P10"><text:span text:style-name="T4">A user-defined type. Each class describes a collection of data and/or operations that manipulate/process this data. </text:span></text:p>
          </draw:text-box>
        </draw:frame>
        <presentation:notes draw:style-name="dp2">
          <draw:frame draw:name="Google Shape;164;p1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9:notes" draw:style-name="gr1" draw:layer="layout" svg:width="12.699cm" svg:height="9.524cm" svg:x="3.175cm" svg:y="1.905cm" draw:page-number="19" presentation:class="page"/>
        </presentation:notes>
      </draw:page>
      <draw:page draw:name="Some Formal Definitions III" draw:style-name="dp1" draw:master-page-name="OBJECT" presentation:presentation-page-layout-name="AL2T11">
        <draw:frame draw:name="Google Shape;173;p20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Some Formal Definitions III</text:span></text:p>
          </draw:text-box>
        </draw:frame>
        <draw:frame draw:name="Google Shape;174;p20" presentation:style-name="pr5" draw:text-style-name="P8" draw:layer="layout" svg:width="21.166cm" svg:height="12.699cm" svg:x="0.635cm" svg:y="4.868cm" presentation:class="outline" presentation:user-transformed="true">
          <draw:text-box>
            <text:p text:style-name="P1"><text:span text:style-name="T23">Fields </text:span></text:p>
            <text:p text:style-name="P10"><text:span text:style-name="T4">The individual pieces of data within a class are referred to as </text:span><text:span text:style-name="T6">fields </text:span><text:span text:style-name="T4">(sometimes referred to as </text:span><text:span text:style-name="T7">data members</text:span><text:span text:style-name="T6"> </text:span><text:span text:style-name="T4">or </text:span><text:span text:style-name="T7">instance variables</text:span><text:span text:style-name="T4">). Each field has a type – either a class or a primitive type. </text:span></text:p>
            <text:p text:style-name="P24"><text:span text:style-name="T26"/></text:p>
            <text:p text:style-name="P10"><text:span text:style-name="T23">Methods</text:span></text:p>
            <text:p text:style-name="P10"><text:span text:style-name="T4">The operations defined for a class are referred to as its </text:span><text:span text:style-name="T6">methods</text:span><text:span text:style-name="T4">. </text:span></text:p>
            <text:p text:style-name="P24"><text:span text:style-name="T26"/></text:p>
            <text:p text:style-name="P10"><text:span text:style-name="T23">Object</text:span></text:p>
            <text:p text:style-name="P10"><text:span text:style-name="T4">An </text:span><text:span text:style-name="T6">object </text:span><text:span text:style-name="T4">is an instance of a class. </text:span></text:p>
            <text:p text:style-name="P10"><text:span text:style-name="T4"/></text:p>
          </draw:text-box>
        </draw:frame>
        <presentation:notes draw:style-name="dp2">
          <draw:frame draw:name="Google Shape;170;p2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p20:notes" draw:style-name="gr1" draw:layer="layout" svg:width="12.699cm" svg:height="9.524cm" svg:x="3.175cm" svg:y="1.905cm" draw:page-number="20" presentation:class="page"/>
        </presentation:notes>
      </draw:page>
      <draw:page draw:name="Constructing objects" draw:style-name="dp1" draw:master-page-name="OBJECT" presentation:presentation-page-layout-name="AL2T11">
        <draw:frame draw:name="Google Shape;179;p21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onstructing objects</text:span></text:p>
          </draw:text-box>
        </draw:frame>
        <draw:frame draw:name="Google Shape;180;p21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As outlined in the car analogy, objects must be </text:span><text:span text:style-name="T9">declared</text:span><text:span text:style-name="T8"> </text:span><text:span text:style-name="T4">before they can be used.</text:span></text:p>
              </text:list-item>
              <text:list-item>
                <text:p text:style-name="P7"><text:span text:style-name="T4">Objects are initialised using the </text:span><text:span text:style-name="T9">new</text:span><text:span text:style-name="T8"> </text:span><text:span text:style-name="T4">operator.</text:span></text:p>
              </text:list-item>
              <text:list-item>
                <text:p text:style-name="P7"><text:span text:style-name="T4">The new operator calls the </text:span><text:span text:style-name="T9">appropriate constructor</text:span><text:span text:style-name="T4"> for the class.</text:span></text:p>
              </text:list-item>
            </text:list>
          </draw:text-box>
        </draw:frame>
        <presentation:notes draw:style-name="dp2">
          <draw:frame draw:name="Google Shape;176;p21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7;p21:notes" draw:style-name="gr1" draw:layer="layout" svg:width="12.699cm" svg:height="9.524cm" svg:x="3.175cm" svg:y="1.905cm" draw:page-number="21" presentation:class="page"/>
        </presentation:notes>
      </draw:page>
      <draw:page draw:name="Example: Constructing objects" draw:style-name="dp1" draw:master-page-name="OBJECT" presentation:presentation-page-layout-name="AL2T11">
        <draw:frame draw:name="Google Shape;185;p22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Example: Constructing objects</text:span></text:p>
          </draw:text-box>
        </draw:frame>
        <draw:frame draw:name="Google Shape;186;p22" presentation:style-name="pr5" draw:text-style-name="P8" draw:layer="layout" svg:width="21.166cm" svg:height="13.546cm" svg:x="0.635cm" svg:y="4.868cm" presentation:class="outline" presentation:user-transformed="true">
          <draw:text-box>
            <text:p text:style-name="P1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</draw:text-box>
        </draw:frame>
        <draw:frame draw:name="Google Shape;187;p22" draw:style-name="standard" draw:layer="layout" svg:width="21.165cm" svg:height="10.996cm" svg:x="0.847cm" svg:y="5.292cm">
          <table:table>
            <table:table-column table:style-name="co1"/>
            <table:table-row table:style-name="ro3">
              <table:table-cell table:style-name="ce1">
                <text:p text:style-name="P1"><text:span text:style-name="T27">Code Example: Constructing Objects</text:span></text:p>
              </table:table-cell>
            </table:table-row>
            <table:table-row table:style-name="ro4">
              <table:table-cell table:style-name="ce2">
                <text:p text:style-name="P1"><text:span text:style-name="T16">Date d = new Date();</text:span><text:span text:style-name="T16"><text:line-break/></text:span><text:span text:style-name="T28">System.out.println( "The current date: " ); </text:span></text:p>
                <text:p text:style-name="P1"><text:span text:style-name="T28">System.out.println( d );</text:span></text:p>
                <text:p text:style-name="P1"><text:span text:style-name="T28"><text:s/></text:span></text:p>
                <text:p text:style-name="P1"><text:span text:style-name="T28">d = </text:span><text:span text:style-name="T16">new Date( -100000 )</text:span><text:span text:style-name="T28">; </text:span></text:p>
                <text:p text:style-name="P1"><text:span text:style-name="T28">System.out.println( "Another date: " + d ); </text:span></text:p>
                <text:p text:style-name="P1"><text:span text:style-name="T28"/></text:p>
                <text:p text:style-name="P1"><text:span text:style-name="T28">System.out.println( "The current date: " + </text:span><text:span text:style-name="T16">new Date()</text:span><text:span text:style-name="T28"> ); </text:span></text:p>
                <text:p text:style-name="P1"><text:span text:style-name="T28"/></text:p>
                <text:p text:style-name="P1"><text:span text:style-name="T29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182;p22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5">Notes for slide 22</text:span></text:p>
            </draw:text-box>
          </draw:frame>
          <draw:page-thumbnail draw:name="Google Shape;183;p22:notes" draw:style-name="gr1" draw:layer="layout" svg:width="12.699cm" svg:height="9.524cm" svg:x="3.175cm" svg:y="1.905cm" draw:page-number="22" presentation:class="page"/>
        </presentation:notes>
      </draw:page>
      <draw:page draw:name="Accessing fields and methods" draw:style-name="dp1" draw:master-page-name="OBJECT" presentation:presentation-page-layout-name="AL2T11">
        <draw:frame draw:name="Google Shape;192;p23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Accessing fields and methods</text:span></text:p>
          </draw:text-box>
        </draw:frame>
        <draw:frame draw:name="Google Shape;193;p23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Fields and methods are accessed via the </text:span><text:span text:style-name="T9">dot operator </text:span></text:p>
              </text:list-item>
            </text:list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4"/></text:p>
            <text:list text:continue-numbering="true" text:style-name="L3">
              <text:list-item>
                <text:p text:style-name="P10"><text:span text:style-name="T4">In the last line, p is called the </text:span><text:span text:style-name="T23">implicit parameter</text:span><text:span text:style-name="T6"> </text:span><text:span text:style-name="T4">of the method call </text:span></text:p>
              </text:list-item>
              <text:list-item>
                <text:p text:style-name="P10"><text:span text:style-name="T4">20, 10 are the </text:span><text:span text:style-name="T23">explicit parameter</text:span><text:span text:style-name="T6">s </text:span><text:span text:style-name="T4">of the method call </text:span></text:p>
              </text:list-item>
            </text:list>
            <text:p text:style-name="P17"><text:span text:style-name="T4"/></text:p>
            <text:p text:style-name="P10"><text:span text:style-name="T4"/></text:p>
          </draw:text-box>
        </draw:frame>
        <draw:frame draw:name="Google Shape;194;p23" draw:style-name="standard" draw:layer="layout" svg:width="16.932cm" svg:height="5.29cm" svg:x="1.905cm" svg:y="6.562cm">
          <table:table>
            <table:table-column table:style-name="co2"/>
            <table:table-row table:style-name="ro5">
              <table:table-cell table:style-name="ce1">
                <text:p text:style-name="P1"><text:span text:style-name="T30">Accessing fields and methods</text:span></text:p>
              </table:table-cell>
            </table:table-row>
            <table:table-row table:style-name="ro6">
              <table:table-cell table:style-name="ce2">
                <text:p text:style-name="P1"><text:span text:style-name="T31">Point p = new Point( 10, 20 );</text:span></text:p>
                <text:p text:style-name="P1"><text:span text:style-name="T31">System.out.println(p.y);</text:span><text:span text:style-name="T31"><text:line-break/></text:span><text:span text:style-name="T31">p.x = 20;</text:span><text:span text:style-name="T31"><text:line-break/></text:span><text:span text:style-name="T31">p.translate(20,10);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189;p2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0;p23:notes" draw:style-name="gr1" draw:layer="layout" svg:width="12.699cm" svg:height="9.524cm" svg:x="3.175cm" svg:y="1.905cm" draw:page-number="23" presentation:class="page"/>
        </presentation:notes>
      </draw:page>
      <draw:page draw:name="References" draw:style-name="dp1" draw:master-page-name="OBJECT" presentation:presentation-page-layout-name="AL2T11">
        <draw:frame draw:name="Google Shape;199;p24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Google Shape;200;p24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23">
              <text:list-item>
                <text:p text:style-name="P6"><text:span text:style-name="T9">Object variables</text:span><text:span text:style-name="T4"> do not store the actual value or instance directly in their memory location (unlike </text:span><text:span text:style-name="T9">primitive type variables</text:span><text:span text:style-name="T4"> such as </text:span><text:span text:style-name="T9">int</text:span><text:span text:style-name="T4">).</text:span></text:p>
              </text:list-item>
            </text:list>
            <text:list text:style-name="L3">
              <text:list-item>
                <text:p text:style-name="P7"><text:span text:style-name="T4">Instead they store a reference to the memory location of the object.</text:span></text:p>
              </text:list-item>
              <text:list-item>
                <text:p text:style-name="P7"><text:span text:style-name="T4">There can be </text:span><text:span text:style-name="T9">more than one reference</text:span><text:span text:style-name="T4"> to a single object .</text:span></text:p>
              </text:list-item>
            </text:list>
          </draw:text-box>
        </draw:frame>
        <presentation:notes draw:style-name="dp2">
          <draw:frame draw:name="Google Shape;196;p2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7;p24:notes" draw:style-name="gr1" draw:layer="layout" svg:width="12.699cm" svg:height="9.524cm" svg:x="3.175cm" svg:y="1.905cm" draw:page-number="24" presentation:class="page"/>
        </presentation:notes>
      </draw:page>
      <draw:page draw:name="Multiple references" draw:style-name="dp1" draw:master-page-name="OBJECT" presentation:presentation-page-layout-name="AL2T11">
        <draw:frame draw:name="Google Shape;205;p25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Multiple references</text:span></text:p>
          </draw:text-box>
        </draw:frame>
        <draw:frame draw:name="Google Shape;206;p25" presentation:style-name="pr5" draw:text-style-name="P8" draw:layer="layout" svg:width="21.166cm" svg:height="13.546cm" svg:x="0.635cm" svg:y="4.868cm" presentation:class="outline" presentation:user-transformed="true">
          <draw:text-box>
            <text:p text:style-name="P1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/></text:p>
          </draw:text-box>
        </draw:frame>
        <draw:frame draw:name="Google Shape;207;p25" draw:style-name="standard" draw:layer="layout" svg:width="21.165cm" svg:height="10.996cm" svg:x="0.847cm" svg:y="5.292cm">
          <table:table>
            <table:table-column table:style-name="co1"/>
            <table:table-row table:style-name="ro3">
              <table:table-cell table:style-name="ce1">
                <text:p text:style-name="P1"><text:span text:style-name="T27">Code Example: Multiple references</text:span></text:p>
              </table:table-cell>
            </table:table-row>
            <table:table-row table:style-name="ro4">
              <table:table-cell table:style-name="ce2">
                <text:p text:style-name="P25"><text:span text:style-name="T32">Point a = new Point( 10, 20 );</text:span><text:span text:style-name="T32"><text:line-break/></text:span><text:span text:style-name="T32">Point b = a;</text:span><text:span text:style-name="T32"><text:line-break/></text:span><text:span text:style-name="T32">System.out.println( "a:" + a + " b:" + b ); </text:span></text:p>
                <text:p text:style-name="P25"><text:span text:style-name="T32">System.out.println( "Excecuting a.translate( 10, 10 );" ); </text:span></text:p>
                <text:p text:style-name="P25"><text:span text:style-name="T32">a.translate( 10, 10 );</text:span><text:span text:style-name="T32"><text:line-break/></text:span><text:span text:style-name="T32">System.out.println( "a:" + a + " b:" + b ); </text:span></text:p>
                <text:p text:style-name="P25"><text:span text:style-name="T32">System.out.println( "Excecuting b.translate( 10, 10 );" ); </text:span></text:p>
                <text:p text:style-name="P25"><text:span text:style-name="T32">b.translate( 10, 10 ); </text:span></text:p>
                <text:p text:style-name="P25"><text:span text:style-name="T32">System.out.println( "a:" + a + " b:" + b );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Google Shape;202;p2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3;p25:notes" draw:style-name="gr1" draw:layer="layout" svg:width="12.699cm" svg:height="9.524cm" svg:x="3.175cm" svg:y="1.905cm" draw:page-number="25" presentation:class="page"/>
        </presentation:notes>
      </draw:page>
      <draw:page draw:name="Core Java API" draw:style-name="dp1" draw:master-page-name="OBJECT" presentation:presentation-page-layout-name="AL2T11">
        <draw:frame draw:name="Google Shape;212;p26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Core Java API</text:span></text:p>
          </draw:text-box>
        </draw:frame>
        <draw:frame draw:name="Google Shape;213;p26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The </text:span><text:span text:style-name="T9">Core API</text:span><text:span text:style-name="T4"> is a library of code that is available with all JVM </text:span></text:p>
              </text:list-item>
              <text:list-item>
                <text:p text:style-name="P7"><text:span text:style-name="T4">Classes within the Core API are organised into </text:span><text:span text:style-name="T9">packages</text:span><text:span text:style-name="T8"> </text:span><text:span text:style-name="T4">of related classes, e.g. </text:span></text:p>
              </text:list-item>
            </text:list>
            <text:list text:style-name="L24">
              <text:list-item>
                <text:list>
                  <text:list-item>
                    <text:p text:style-name="P7"><text:span text:style-name="T33">java.util</text:span><text:span text:style-name="T4"> contains </text:span><text:span text:style-name="T33">Date, Random, Calendar,. . .</text:span></text:p>
                  </text:list-item>
                  <text:list-item>
                    <text:p text:style-name="P7"><text:span text:style-name="T33">javax.swing</text:span><text:span text:style-name="T4"> contains </text:span><text:span text:style-name="T33">JApplet, JButton, JFrame, . . . </text:span></text:p>
                  </text:list-item>
                </text:list>
              </text:list-item>
              <text:list-item>
                <text:p text:style-name="P7"><text:span text:style-name="T4">API documentation: </text:span></text:p>
              </text:list-item>
            </text:list>
            <text:p text:style-name="P19"><text:span text:style-name="T19">http://docs.oracle.com/javase/7/docs/api/</text:span></text:p>
            <text:p text:style-name="P10"><text:span text:style-name="T4"/></text:p>
          </draw:text-box>
        </draw:frame>
        <presentation:notes draw:style-name="dp2">
          <draw:frame draw:name="Google Shape;209;p2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0;p26:notes" draw:style-name="gr1" draw:layer="layout" svg:width="12.699cm" svg:height="9.524cm" svg:x="3.175cm" svg:y="1.905cm" draw:page-number="26" presentation:class="page"/>
        </presentation:notes>
      </draw:page>
      <draw:page draw:name="Garbage Collection" draw:style-name="dp1" draw:master-page-name="OBJECT" presentation:presentation-page-layout-name="AL2T11">
        <draw:frame draw:name="Google Shape;218;p27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Garbage Collection</text:span></text:p>
          </draw:text-box>
        </draw:frame>
        <draw:frame draw:name="Google Shape;219;p27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In Java we explicitly create objects with new but there is no need to explicitly free their memory when they are no longer needed .</text:span></text:p>
              </text:list-item>
              <text:list-item>
                <text:p text:style-name="P7"><text:span text:style-name="T4">The garbage collector periodically frees the memory of objects that are no longer in use .</text:span></text:p>
              </text:list-item>
              <text:list-item>
                <text:p text:style-name="P7"><text:span text:style-name="T4">Objects are in use if they can be accessed by the program in its current state, i.e. there is a reference to the object.</text:span></text:p>
              </text:list-item>
            </text:list>
          </draw:text-box>
        </draw:frame>
        <presentation:notes draw:style-name="dp2">
          <draw:frame draw:name="Google Shape;215;p27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6;p27:notes" draw:style-name="gr1" draw:layer="layout" svg:width="12.699cm" svg:height="9.524cm" svg:x="3.175cm" svg:y="1.905cm" draw:page-number="27" presentation:class="page"/>
        </presentation:notes>
      </draw:page>
      <draw:page draw:name="Summary" draw:style-name="dp1" draw:master-page-name="OBJECT" presentation:presentation-page-layout-name="AL2T11">
        <draw:frame draw:name="Google Shape;224;p28" presentation:style-name="pr4" draw:text-style-name="P5" draw:layer="layout" svg:width="21.166cm" svg:height="2.327cm" svg:x="0.635cm" svg:y="2.328cm" presentation:class="title" presentation:user-transformed="true">
          <draw:text-box>
            <text:p text:style-name="P1"><text:span text:style-name="T3">Summary</text:span></text:p>
          </draw:text-box>
        </draw:frame>
        <draw:frame draw:name="Google Shape;225;p28" presentation:style-name="pr5" draw:text-style-name="P8" draw:layer="layout" svg:width="21.166cm" svg:height="11.429cm" svg:x="0.635cm" svg:y="4.868cm" presentation:class="outline" presentation:user-transformed="true">
          <draw:text-box>
            <text:list text:style-name="L3">
              <text:list-item>
                <text:p text:style-name="P6"><text:span text:style-name="T4">Structure of a basic Java application</text:span></text:p>
              </text:list-item>
              <text:list-item>
                <text:p text:style-name="P7"><text:span text:style-name="T4">Introduction to types and variables</text:span></text:p>
              </text:list-item>
              <text:list-item>
                <text:p text:style-name="P7"><text:span text:style-name="T4">Introduction to classes, objects and methods References </text:span></text:p>
              </text:list-item>
            </text:list>
            <text:p text:style-name="P10"><text:span text:style-name="T4">You should be able to:</text:span></text:p>
            <text:list text:continue-numbering="true" text:style-name="L3">
              <text:list-item>
                <text:p text:style-name="P10"><text:span text:style-name="T4">Write, compile and run simple Java applications</text:span></text:p>
              </text:list-item>
              <text:list-item>
                <text:p text:style-name="P10"><text:span text:style-name="T4">Output to standard output</text:span></text:p>
              </text:list-item>
              <text:list-item>
                <text:p text:style-name="P10"><text:span text:style-name="T4">Construct new objects and call methods on them</text:span></text:p>
              </text:list-item>
              <text:list-item>
                <text:p text:style-name="P10"><text:span text:style-name="T4">Import and use classes from the core API </text:span></text:p>
              </text:list-item>
              <text:list-item>
                <text:p text:style-name="P10"><text:span text:style-name="T4">Understand the difference between references and non-reference variables 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frame draw:name="Google Shape;221;p28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2;p28:notes" draw:style-name="gr1" draw:layer="layout" svg:width="12.699cm" svg:height="9.524cm" svg:x="3.175cm" svg:y="1.905cm" draw:page-number="28" presentation:class="page"/>
        </presentation:notes>
      </draw:page>
      <draw:page draw:name="QUESTIONS?" draw:style-name="dp1" draw:master-page-name="SECTION_5f_HEADER">
        <draw:frame draw:name="Google Shape;230;p29" presentation:style-name="pr33" draw:text-style-name="P27" draw:layer="layout" svg:width="21.589cm" svg:height="3.783cm" svg:x="2.117cm" svg:y="3.413cm" presentation:class="title" presentation:user-transformed="true">
          <draw:text-box>
            <text:p text:style-name="P26"><text:span text:style-name="T34">QUESTIONS?</text:span></text:p>
          </draw:text-box>
        </draw:frame>
        <presentation:notes draw:style-name="dp2">
          <draw:frame draw:name="Google Shape;227;p29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8;p29:notes" draw:style-name="gr1" draw:layer="layout" svg:width="12.699cm" svg:height="9.524cm" svg:x="3.175cm" svg:y="1.905cm" draw:page-number="2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" svg:font-family="Courier"/>
    <style:font-face style:name="Palatino Linotype" svg:font-family="'Palatino Linotyp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40000004B060610E46B04A7786.jpg" xlink:type="simple" xlink:show="embed" xlink:actuate="onLoad"/>
    <draw:fill-image draw:name="msFillBitmap_20_2" draw:display-name="msFillBitmap 2" xlink:href="Pictures/1000000000000640000004B0099830283B17BC23.jpg" xlink:type="simple" xlink:show="embed" xlink:actuate="onLoad"/>
    <draw:fill-image draw:name="msFillBitmap_20_3" draw:display-name="msFillBitmap 3" xlink:href="Pictures/1000000000000640000004B05BA30E4E6ADAE26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3;p31" presentation:style-name="TITLE-title" draw:layer="backgroundobjects" svg:width="14.604cm" svg:height="2.116cm" svg:x="5.292cm" svg:y="13.335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2">
      <draw:frame draw:name="Google Shape;16;p32" presentation:style-name="OBJECT-title" draw:layer="backgroundobjects" svg:width="21.166cm" svg:height="2.327cm" svg:x="0.635cm" svg:y="2.328cm" presentation:class="title" presentation:placeholder="true" presentation:user-transformed="true">
        <draw:text-box/>
      </draw:frame>
      <draw:frame draw:name="Google Shape;17;p32" presentation:style-name="OBJECT-outline1" draw:layer="backgroundobjects" svg:width="21.166cm" svg:height="11.429cm" svg:x="0.635cm" svg:y="4.868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9;p33" presentation:style-name="SECTION_5f_HEADER-title" draw:layer="backgroundobjects" svg:width="21.589cm" svg:height="3.783cm" svg:x="2.117cm" svg:y="3.744cm" presentation:class="title" presentation:placeholder="true" presentation:user-transformed="true">
        <draw:text-box/>
      </draw:frame>
      <draw:frame draw:name="Google Shape;20;p33" presentation:style-name="SECTION_5f_HEADER-outline1" draw:layer="backgroundobjects" svg:width="21.589cm" svg:height="4.166cm" svg:x="2.117cm" svg:y="-0.423cm" presentation:class="outline" presentation:placeholder="true" presentation:user-transformed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4"/>
    <meta:generator>LibreOfficeDev/6.0.5.2$Linux_X86_64 LibreOffice_project/</meta:generator>
    <meta:user-defined meta:name="_TemplateID">TC103367989990</meta:user-defined>
  </office:meta>
</office:document-meta>
</file>